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5dc" officeooo:paragraph-rsid="000bb73b"/>
    </style:style>
    <style:style style:name="P2" style:family="paragraph" style:parent-style-name="Standard">
      <style:text-properties fo:font-weight="bold" officeooo:rsid="001cfb89" officeooo:paragraph-rsid="000bb73b" style:font-weight-asian="bold" style:font-weight-complex="bold"/>
    </style:style>
    <style:style style:name="P3" style:family="paragraph" style:parent-style-name="Standard">
      <style:text-properties fo:font-weight="bold" officeooo:rsid="001e3b63" officeooo:paragraph-rsid="000bb73b" style:font-weight-asian="bold" style:font-weight-complex="bold"/>
    </style:style>
    <style:style style:name="P4" style:family="paragraph" style:parent-style-name="Standard">
      <style:text-properties fo:font-weight="bold" officeooo:rsid="002419d8" officeooo:paragraph-rsid="000bb73b" style:font-weight-asian="bold" style:font-weight-complex="bold"/>
    </style:style>
    <style:style style:name="P5" style:family="paragraph" style:parent-style-name="Standard">
      <style:text-properties fo:font-weight="bold" officeooo:rsid="002674fe" officeooo:paragraph-rsid="000bb73b" style:font-weight-asian="bold" style:font-weight-complex="bold"/>
    </style:style>
    <style:style style:name="P6" style:family="paragraph" style:parent-style-name="Standard">
      <style:text-properties fo:font-weight="bold" officeooo:rsid="002a0fc7" officeooo:paragraph-rsid="000bb73b" style:font-weight-asian="bold" style:font-weight-complex="bold"/>
    </style:style>
    <style:style style:name="P7" style:family="paragraph" style:parent-style-name="Standard">
      <style:text-properties fo:font-weight="bold" officeooo:rsid="002b37ae" officeooo:paragraph-rsid="000bb73b" style:font-weight-asian="bold" style:font-weight-complex="bold"/>
    </style:style>
    <style:style style:name="P8" style:family="paragraph" style:parent-style-name="Standard">
      <style:text-properties officeooo:rsid="001cfb89" officeooo:paragraph-rsid="000bb73b"/>
    </style:style>
    <style:style style:name="P9" style:family="paragraph" style:parent-style-name="Standard">
      <style:text-properties officeooo:rsid="001e3b63" officeooo:paragraph-rsid="000bb73b"/>
    </style:style>
    <style:style style:name="P10" style:family="paragraph" style:parent-style-name="Standard">
      <style:text-properties officeooo:rsid="002419d8" officeooo:paragraph-rsid="000bb73b"/>
    </style:style>
    <style:style style:name="P11" style:family="paragraph" style:parent-style-name="Standard">
      <style:text-properties officeooo:rsid="00287482" officeooo:paragraph-rsid="000bb73b"/>
    </style:style>
    <style:style style:name="P12" style:family="paragraph" style:parent-style-name="Standard">
      <style:text-properties officeooo:rsid="002a0fc7" officeooo:paragraph-rsid="000bb73b"/>
    </style:style>
    <style:style style:name="P13" style:family="paragraph" style:parent-style-name="Standard">
      <style:text-properties officeooo:rsid="002b37ae" officeooo:paragraph-rsid="000bb73b"/>
    </style:style>
    <style:style style:name="P14" style:family="paragraph" style:parent-style-name="Standard">
      <style:text-properties officeooo:rsid="002c3e1b" officeooo:paragraph-rsid="000bb73b"/>
    </style:style>
    <style:style style:name="P15" style:family="paragraph" style:parent-style-name="Standard">
      <style:paragraph-properties fo:margin-left="0in" fo:margin-right="0in" fo:text-indent="0in" style:auto-text-indent="false"/>
      <style:text-properties fo:font-weight="normal" officeooo:rsid="0085ef18" officeooo:paragraph-rsid="000bb73b" style:font-weight-asian="normal" style:font-weight-complex="normal"/>
    </style:style>
    <style:style style:name="P16" style:family="paragraph" style:parent-style-name="Standard">
      <style:paragraph-properties fo:margin-left="0in" fo:margin-right="0in" fo:text-indent="0in" style:auto-text-indent="false"/>
      <style:text-properties fo:font-weight="normal" officeooo:rsid="00200b94" officeooo:paragraph-rsid="000bb73b" style:font-weight-asian="normal" style:font-weight-complex="normal"/>
    </style:style>
    <style:style style:name="P17" style:family="paragraph" style:parent-style-name="Standard">
      <style:paragraph-properties fo:margin-left="0in" fo:margin-right="0in" fo:text-indent="0in" style:auto-text-indent="false"/>
      <style:text-properties fo:font-weight="normal" officeooo:rsid="0023569e" officeooo:paragraph-rsid="000bb73b" style:font-weight-asian="normal" style:font-weight-complex="normal"/>
    </style:style>
    <style:style style:name="P18" style:family="paragraph" style:parent-style-name="Standard">
      <style:paragraph-properties fo:margin-left="0in" fo:margin-right="0in" fo:text-indent="0in" style:auto-text-indent="false"/>
      <style:text-properties fo:font-weight="normal" officeooo:rsid="004c109d" officeooo:paragraph-rsid="000bb73b" style:font-weight-asian="normal" style:font-weight-complex="normal"/>
    </style:style>
    <style:style style:name="P19" style:family="paragraph" style:parent-style-name="Standard">
      <style:paragraph-properties fo:margin-left="0in" fo:margin-right="0in" fo:text-indent="0in" style:auto-text-indent="false"/>
      <style:text-properties fo:font-weight="bold" officeooo:rsid="00200b94" officeooo:paragraph-rsid="000bb73b" style:font-weight-asian="bold" style:font-weight-complex="bold"/>
    </style:style>
    <style:style style:name="P20" style:family="paragraph" style:parent-style-name="Standard">
      <style:paragraph-properties fo:margin-left="0in" fo:margin-right="0in" fo:text-indent="0in" style:auto-text-indent="false"/>
      <style:text-properties fo:font-weight="bold" officeooo:rsid="0023569e" officeooo:paragraph-rsid="000bb73b" style:font-weight-asian="bold" style:font-weight-complex="bold"/>
    </style:style>
    <style:style style:name="P21" style:family="paragraph">
      <style:paragraph-properties fo:text-align="center"/>
    </style:style>
    <style:style style:name="T1" style:family="text">
      <style:text-properties officeooo:rsid="004261e6"/>
    </style:style>
    <style:style style:name="T2" style:family="text">
      <style:text-properties officeooo:rsid="0043987b"/>
    </style:style>
    <style:style style:name="T3" style:family="text">
      <style:text-properties officeooo:rsid="004c109d"/>
    </style:style>
    <style:style style:name="T4" style:family="text">
      <style:text-properties officeooo:rsid="004af9e3"/>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IQ</text:span> – <text:span text:style-name="T1">Attaction Currency</text:span></text:p>
      <text:p text:style-name="P8"/>
      <text:p text:style-name="P3">Introduction</text:p>
      <text:p text:style-name="P15">This will be a<text:span text:style-name="T2">n</text:span> <text:span text:style-name="T2">Attaction currency with units of measurement call CIQ (pronounced Sync)</text:span>. <text:s/>Crytpocurriencies reward that act of mining, an <text:span text:style-name="T2">Attaction </text:span>currency will reward the act of mapping. <text:s/>An <text:span text:style-name="T2">Attaction</text:span> differs from all monetary (fiat or crypto) currencies in that 'pricing' is context specific and the underpinning information in that context is actionable i.e. can be used directly in any computation.</text:p>
      <text:p text:style-name="P15"/>
      <text:p text:style-name="P19">Three value vertices's</text:p>
      <text:p text:style-name="P19"><draw:rect text:anchor-type="paragraph" draw:z-index="0" draw:style-name="gr1" draw:text-style-name="P21" svg:width="0.7398in" svg:height="0.7748in" svg:x="0.8709in" svg:y="0.1862in"><text:p text:style-name="P21">Capture</text:p></draw:rect><draw:rect text:anchor-type="paragraph" draw:z-index="1" draw:style-name="gr1" draw:text-style-name="P21" svg:width="0.724in" svg:height="0.7642in" svg:x="2.2874in" svg:y="0.1654in"><text:p text:style-name="P21">Compute</text:p></draw:rect><draw:rect text:anchor-type="paragraph" draw:z-index="2" draw:style-name="gr1" draw:text-style-name="P21" svg:width="0.7803in" svg:height="0.7504in" svg:x="3.872in" svg:y="0.1638in"><text:p text:style-name="P21">Consenus</text:p></draw:rect></text:p>
      <text:p text:style-name="P16"/>
      <text:p text:style-name="P16"><draw:custom-shape text:anchor-type="paragraph" draw:z-index="3" draw:style-name="gr2" svg:width="0.1878in" svg:height="0.1878in" svg:x="1.7665in" svg:y="0.0736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4" draw:style-name="gr2" svg:width="0.1878in" svg:height="0.1878in" svg:x="3.3236in" svg:y="0.071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 draw:style-name="gr2" svg:width="0.198in" svg:height="0.0213in" svg:x="4.7307in" svg:y="0.1256in"><text:p/><draw:enhanced-geometry svg:viewBox="0 0 21600 21600" draw:type="rectangle" draw:enhanced-path="M 0 0 L 21600 0 21600 21600 0 21600 0 0 Z N"/></draw:custom-shape><draw:custom-shape text:anchor-type="paragraph" draw:z-index="7" draw:style-name="gr3" svg:width="1.3807in" svg:height="0.8906in" svg:x="5.2354in" svg:y="-0.1866in"><text:p><text:s text:c="6"/>CIQ</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6"><draw:custom-shape text:anchor-type="paragraph" draw:z-index="6" draw:style-name="gr2" svg:width="0.198in" svg:height="0.0213in" svg:x="4.7256in" svg:y="0.0217in"><text:p/><draw:enhanced-geometry svg:viewBox="0 0 21600 21600" draw:type="rectangle" draw:enhanced-path="M 0 0 L 21600 0 21600 21600 0 21600 0 0 Z N"/></draw:custom-shape></text:p>
      <text:p text:style-name="P16"/>
      <text:p text:style-name="P16"/>
      <text:p text:style-name="P19">Capture</text:p>
      <text:p text:style-name="P17">Fixed objective measure mechanism. Like printing your own money.</text:p>
      <text:p text:style-name="P17"/>
      <text:p text:style-name="P16"/>
      <text:p text:style-name="P19">Compute</text:p>
      <text:p text:style-name="P17">The use of the captured data in a computation e.g. how many times</text:p>
      <text:p text:style-name="P17"/>
      <text:p text:style-name="P16"/>
      <text:p text:style-name="P20">Consensuses 'votes'</text:p>
      <text:p text:style-name="P17">A subjective value expression by any peer in the network. <text:s/>Gives the property of different 'prices' for different networks of consensus.</text:p>
      <text:p text:style-name="P16"/>
      <text:p text:style-name="P16"/>
      <text:p text:style-name="P16">Sample calculation:</text:p>
      <text:p text:style-name="P16"/>
      <text:p text:style-name="P16">1. <text:span text:style-name="T3">Bytes of data (some sort of quality index to normalize on)</text:span></text:p>
      <text:p text:style-name="P18">2. Computation complexity (look at <text:a xlink:type="simple" xlink:href="http://en.wikipedia.org/wiki/Blum_axioms">http://en.wikipedia.org/wiki/Blum_axioms</text:a> )</text:p>
      <text:p text:style-name="P18">3. Number of peers in network activity collaborating data or computational resources..</text:p>
      <text:p text:style-name="P9"/>
      <text:p text:style-name="P4">Prevent fraud or gaming of the system</text:p>
      <text:p text:style-name="P10"/>
      <text:p text:style-name="P4">Made up data</text:p>
      <text:p text:style-name="P10">Proof of data mechanism via Dsensor library</text:p>
      <text:p text:style-name="P10"/>
      <text:p text:style-name="P10"/>
      <text:p text:style-name="P4">Computation for sake of computation</text:p>
      <text:p text:style-name="P10"/>
      <text:p text:style-name="P10"/>
      <text:p text:style-name="P10"/>
      <text:p text:style-name="P4">Outcome of data</text:p>
      <text:p text:style-name="P10">Proof of printing mechanism via Dprinter library</text:p>
      <text:p text:style-name="P10"/>
      <text:p text:style-name="P5">Collusion of consensus</text:p>
      <text:p text:style-name="P11">False network created to create false peer votes</text:p>
      <text:p text:style-name="P11"><text:soft-page-break/></text:p>
      <text:p text:style-name="P6">No transfer of <text:span text:style-name="T2">CIQ</text:span></text:p>
      <text:p text:style-name="P12">An <text:span text:style-name="T4">Attraction</text:span> is none transferable between identities. <text:s/>It is a one way flow or osmosis of value to an individual, sharing data or computation models is the mechanism exchange 'value'. <text:s/></text:p>
      <text:p text:style-name="P12"/>
      <text:p text:style-name="P12"/>
      <text:p text:style-name="P7">Compared to Fiat or Crypto Currency</text:p>
      <text:p text:style-name="P13">One universal price signal is generated by the market mechanism, this false to hold true for a <text:span text:style-name="T4">Attraction</text:span>. <text:s/>Speculation is not possible due to the non transferability of an <text:span text:style-name="T4">Attraction</text:span>. <text:s/>Store of wealth, intrinsic value or transaction value are non rational mechanism for an <text:span text:style-name="T4">Attraction</text:span>.</text:p>
      <text:p text:style-name="P13"/>
      <text:p text:style-name="P13">There is no need to have money supply and demand. <text:s/>Money supply in fiat or crypto currency is abstracted to notional terms, an <text:span text:style-name="T4">Attraction currency</text:span> captures the information behind reality. <text:s/>If there is more than one reality there will be more than one <text:span text:style-name="T4">Attraction currency</text:span>.</text:p>
      <text:p text:style-name="P14"/>
      <text:p text:style-name="P1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14:04:45.732027947</meta:creation-date>
    <meta:generator>LibreOffice/4.2.7.2$Linux_X86_64 LibreOffice_project/420m0$Build-2</meta:generator>
    <dc:date>2015-03-19T14:18:46.132430363</dc:date>
    <meta:editing-duration>P0D</meta:editing-duration>
    <meta:editing-cycles>1</meta:editing-cycles>
    <meta:document-statistic meta:table-count="0" meta:image-count="0" meta:object-count="0" meta:page-count="2" meta:paragraph-count="27" meta:word-count="322" meta:character-count="2057" meta:non-whitespace-character-count="1751"/>
  </office:meta>
</office:document-meta>
</file>